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2"/>
    <style:style style:name="P2" style:family="paragraph" style:parent-style-name="Text_20_body">
      <style:text-properties fo:font-weight="bold" officeooo:rsid="000b77fb" officeooo:paragraph-rsid="00124607" style:font-weight-asian="bold" style:font-weight-complex="bold"/>
    </style:style>
    <style:style style:name="P3" style:family="paragraph" style:parent-style-name="Text_20_body">
      <style:text-properties fo:font-weight="bold" officeooo:rsid="000ed685" officeooo:paragraph-rsid="000ed685" style:font-weight-asian="bold" style:font-weight-complex="bold"/>
    </style:style>
    <style:style style:name="P4" style:family="paragraph" style:parent-style-name="Text_20_body">
      <style:text-properties officeooo:rsid="00099974" officeooo:paragraph-rsid="00099974"/>
    </style:style>
    <style:style style:name="P5" style:family="paragraph" style:parent-style-name="Text_20_body">
      <style:text-properties officeooo:paragraph-rsid="0010486c"/>
    </style:style>
    <style:style style:name="P6" style:family="paragraph" style:parent-style-name="Text_20_body" style:list-style-name="L3">
      <style:text-properties officeooo:paragraph-rsid="00124607"/>
    </style:style>
    <style:style style:name="P7" style:family="paragraph" style:parent-style-name="Text_20_body" style:list-style-name="L3">
      <style:text-properties officeooo:rsid="001a3a79" officeooo:paragraph-rsid="001a3a79"/>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text-position="-33% 80%"/>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fo:font-weight="normal" officeooo:rsid="000b77fb" style:font-weight-asian="normal" style:font-weight-complex="normal"/>
    </style:style>
    <style:style style:name="T7" style:family="text">
      <style:text-properties fo:font-weight="normal" officeooo:rsid="00141989" style:font-weight-asian="normal" style:font-weight-complex="normal"/>
    </style:style>
    <style:style style:name="T8" style:family="text">
      <style:text-properties fo:font-weight="normal" officeooo:rsid="00152dcf" style:font-weight-asian="normal" style:font-weight-complex="normal"/>
    </style:style>
    <style:style style:name="T9" style:family="text">
      <style:text-properties fo:font-weight="normal" officeooo:rsid="0016633f" style:font-weight-asian="normal" style:font-weight-complex="normal"/>
    </style:style>
    <style:style style:name="T10" style:family="text">
      <style:text-properties fo:font-weight="normal" officeooo:rsid="00174943" style:font-weight-asian="normal" style:font-weight-complex="normal"/>
    </style:style>
    <style:style style:name="T11" style:family="text">
      <style:text-properties fo:font-weight="normal" officeooo:rsid="0017ba3a" style:font-weight-asian="normal" style:font-weight-complex="normal"/>
    </style:style>
    <style:style style:name="T12" style:family="text">
      <style:text-properties fo:font-weight="normal" officeooo:rsid="001c1226" style:font-weight-asian="normal" style:font-weight-complex="normal"/>
    </style:style>
    <style:style style:name="T13" style:family="text">
      <style:text-properties fo:font-weight="normal" officeooo:rsid="001ca4bf" style:font-weight-asian="normal" style:font-weight-complex="normal"/>
    </style:style>
    <style:style style:name="T14" style:family="text">
      <style:text-properties officeooo:rsid="000ed685"/>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0d6235" style:font-style-asian="italic" style:font-weight-asian="normal" style:font-style-complex="italic" style:font-weight-complex="normal"/>
    </style:style>
    <style:style style:name="T17" style:family="text">
      <style:text-properties fo:font-style="italic" fo:font-weight="normal" officeooo:rsid="000ed685" style:font-style-asian="italic" style:font-weight-asian="normal" style:font-style-complex="italic" style:font-weight-complex="normal"/>
    </style:style>
    <style:style style:name="T18" style:family="text">
      <style:text-properties fo:font-style="italic" fo:font-weight="normal" officeooo:rsid="000b77fb" style:font-style-asian="italic" style:font-weight-asian="normal" style:font-style-complex="italic" style:font-weight-complex="normal"/>
    </style:style>
    <style:style style:name="T19" style:family="text">
      <style:text-properties fo:font-style="italic" fo:font-weight="normal" officeooo:rsid="00152dcf" style:font-style-asian="italic" style:font-weight-asian="normal" style:font-style-complex="italic" style:font-weight-complex="normal"/>
    </style:style>
    <style:style style:name="T20" style:family="text">
      <style:text-properties officeooo:rsid="0017f3d2"/>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pseudocode was copied from the Wikipedia article “</text:span><text:a xlink:type="simple" xlink:href="https://en.wikipedia.org/w/index.php?title=Misra_&amp;_Gries_edge_coloring_algorithm&amp;oldid=652698160" text:style-name="Internet_20_link" text:visited-style-name="Visited_20_Internet_20_Link"><text:span text:style-name="T1">Misra &amp; Gries edge coloring algorithm</text:span></text:a><text:span text:style-name="T1">”</text:span><text:span text:style-name="T1"><office:annotation><dc:creator>James Dearing</dc:creator><dc:date>2015-06-01T10:38:43.348295326</dc:date><text:list text:style-name=""><text:list-item><text:p text:style-name="P8"><text:span text:style-name="T22">I think it's safe to include pseudocode from Wikipedia provided we give proper credit. We can rewrite it if necessary, but it would be basically the same.</text:span></text:p></text:list-item></text:list></office:annotation></text:span></text:p>
      <text:p text:style-name="Text_20_body"><text:span text:style-name="T1">Input:</text:span> A graph G.</text:p>
      <text:p text:style-name="Text_20_body"><text:span text:style-name="T1">Output:</text:span> A proper coloring c of the edges of G</text:p>
      <text:p text:style-name="Text_20_body">Let U := E(G)</text:p>
      <text:p text:style-name="P5"><text:span text:style-name="T1">while</text:span> U ≠ <text:span text:style-name="T1">∅ do</text:span></text:p>
      <text:list xml:id="list4482527899910581507" text:style-name="L2">
        <text:list-item>
          <text:p text:style-name="P1">Let (u,v) be any edge in U. </text:p>
        </text:list-item>
        <text:list-item>
          <text:p text:style-name="P1">Let F[1:k] be a maximal fan of u starting at F[1]=v. </text:p>
        </text:list-item>
        <text:list-item>
          <text:p text:style-name="P1">Let c be a color that is free on u and d be a color that is free on F[k]. </text:p>
        </text:list-item>
        <text:list-item>
          <text:p text:style-name="P1">Invert the cd<text:span text:style-name="T2">u</text:span> path </text:p>
        </text:list-item>
        <text:list-item>
          <text:p text:style-name="P1">Let w ∈ V(G) be such that w ∈ F, F'=[F[1]...w] is a fan and d is free on w. </text:p>
        </text:list-item>
        <text:list-item>
          <text:p text:style-name="P1">Rotate F' and set c(u,w)=d. </text:p>
        </text:list-item>
        <text:list-item>
          <text:p text:style-name="P1">U := U - {(u,v)} </text:p>
        </text:list-item>
      </text:list>
      <text:p text:style-name="Text_20_body">end while</text:p>
      <text:p text:style-name="P2">Explanation <text:span text:style-name="T14">of terms</text:span>:<text:span text:style-name="T3"> </text:span></text:p>
      <text:list xml:id="list972614126356645282" text:style-name="L3">
        <text:list-item>
          <text:p text:style-name="P7"><text:span text:style-name="T6">A </text:span><text:span text:style-name="T3">color is </text:span><text:span text:style-name="T15">free</text:span><text:span text:style-name="T3"> on a vertex u given an edge (u,v) if </text:span><text:span text:style-name="T12">and only if </text:span><text:span text:style-name="T3">the color is not present on a</text:span><text:span text:style-name="T13">ny of</text:span><text:span text:style-name="T3"> the </text:span><text:span text:style-name="T21">other</text:span><text:span text:style-name="T3"> edges to which u is connected.</text:span></text:p>
        </text:list-item>
        <text:list-item>
          <text:p text:style-name="P6"><text:span text:style-name="T6">A </text:span><text:span text:style-name="T18">fan</text:span><text:span text:style-name="T6">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8">on two </text:span><text:soft-page-break/><text:span text:style-name="T8">different edges</text:span><text:span text:style-name="T6">). </text:span><text:span text:style-name="T8">A </text:span><text:span text:style-name="T19">maximal</text:span><text:span text:style-name="T8"> fan of a vertex u is one that includes every vertex to which u is connected.</text:span></text:p>
        </text:list-item>
        <text:list-item>
          <text:p text:style-name="P6"><text:span text:style-name="T4">A fan is </text:span><text:span text:style-name="T16">rotated</text:span><text:span text:style-name="T4"> by rotating the colors, or lack thereof, through the edges in the fan: for a fan on vertex a, the color of edge (a,b) is set to the color of edge (a,c), the color of edge (a,c) is set to that of (a,d), … and the color of edge (a,z) is set to that of (a,b).</text:span></text:p>
        </text:list-item>
        <text:list-item>
          <text:p text:style-name="P6"><text:span text:style-name="T17">Inverting</text:span><text:span text:style-name="T5"> a path </text:span><text:span text:style-name="T9">means, given a starting vertex u and two colors c and d, find the longest path </text:span><text:span text:style-name="T10">containing</text:span><text:span text:style-name="T9"> u and containing only edges which have those colors. Then you switch</text:span><text:span text:style-name="T5"> </text:span><text:span text:style-name="T9">the colors</text:span><text:span text:style-name="T5">: every edge </text:span><text:span text:style-name="T7">in the path </text:span><text:span text:style-name="T5">that had color c gets color d and every edge that had color d gets color c.</text:span></text:p>
        </text:list-item>
      </text:list>
      <text:p text:style-name="P3">Explanation of <text:span text:style-name="T20">pseudocode</text:span>:<text:span text:style-name="T3"> </text:span><text:span text:style-name="T11">First, it picks any edge that has not been colored yet. It finds the maximal fan F of one of that edge's vertices (vertex u), such that the edge's other vertex is the first item in F. Then it picks two colors, one that is free on u and one that is free on the fan's last vertex. Then, using the two colors just picked, it inverts the path containing vertex u. Then it chooses a new vertex w from the fan such that color d is free on w, and finds w's fan F'. Then it rotates F' and sets d as the color of the edge from u to w. Finally, because that edge has been colored, it removes the edge from the list of uncolored edges. Repeat until there are no uncolored edges left.</text:span></text:p>
      <text:p text:style-name="P3"><draw:frame draw:style-name="fr1" draw:name="Frame1" text:anchor-type="paragraph" svg:width="3.4626in" style:rel-width="50%" svg:height="6.5972in" draw:z-index="0"><draw:text-box fo:min-height="70%"><text:p text:style-name="Illustration"><draw:frame draw:style-name="fr2" draw:name="Image1" text:anchor-type="paragraph" svg:width="3.4626in" svg:height="6.5972in" style:rel-height="scale" draw:z-index="1"><draw:image xlink:href="../algorithm%20example.png" xlink:type="simple" xlink:show="embed" xlink:actuate="onLoad" draw:filter-name="&lt;All formats&gt;"/></draw:frame>Illustration <text:sequence text:ref-name="refIllustration0" text:name="Illustration" text:formula="ooow:Illustration+1" style:num-format="1">1</text:sequence>: Algorithm example</text:p></draw:text-box></draw:frame><text:soft-page-break/><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2H46M25S</meta:editing-duration>
    <meta:editing-cycles>23</meta:editing-cycles>
    <meta:generator>LibreOffice/4.4.3.2$Linux_X86_64 LibreOffice_project/88805f81e9fe61362df02b9941de8e38a9b5fd16</meta:generator>
    <meta:initial-creator>James Dearing</meta:initial-creator>
    <dc:date>2015-06-01T11:08:10.737799866</dc:date>
    <dc:creator>James Dearing</dc:creator>
    <meta:document-statistic meta:table-count="0" meta:image-count="1" meta:object-count="0" meta:page-count="3" meta:paragraph-count="20" meta:word-count="518" meta:character-count="2440" meta:non-whitespace-character-count="1945"/>
    <meta:template xlink:type="simple" xlink:actuate="onRequest" xlink:title="School essay" xlink:href="../../../.config/libreoffice/4/user/template/School%20essay.ott" meta:date="2015-06-01T08:21:31.489624231"/>
  </office:meta>
</office:document-meta>
</file>